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2">
      <style:table-cell-properties fo:border="0.06pt solid #000000"/>
    </style:style>
    <style:style style:name="ce16" style:family="table-cell" style:parent-style-name="Default" style:data-style-name="N112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2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2"/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1"/>
      <number:text> </number:text>
    </number:number-style>
    <number:number-style style:name="N112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 style:data-style-name="N2" text:time-value="10:17:31.82676786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3.7.2$Linux_X86_64 LibreOffice_project/43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